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URURI CHURA, JUAN DE DIOS</text:p>
            <text:p text:style-name="P5"><text:span text:style-name="T15">Dni</text:span><text:span text:style-name="T14">:45246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URURI CHURA, JUAN DE DIO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246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8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9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53792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>36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JUAN CARLOS AST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36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